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fo:language="bg" fo:country="BG" officeooo:paragraph-rsid="0082f762"/>
    </style:style>
    <style:style style:name="P2" style:family="paragraph" style:parent-style-name="Thesis_5f_body">
      <style:text-properties fo:language="bg" fo:country="BG" officeooo:paragraph-rsid="008ca377"/>
    </style:style>
    <style:style style:name="P3" style:family="paragraph" style:parent-style-name="Thesis_5f_body">
      <style:text-properties officeooo:paragraph-rsid="006ca511"/>
    </style:style>
    <style:style style:name="P4" style:family="paragraph" style:parent-style-name="Thesis_5f_body">
      <style:text-properties officeooo:paragraph-rsid="008ca377"/>
    </style:style>
    <style:style style:name="P5" style:family="paragraph" style:parent-style-name="Thesis_5f_Heading1" style:list-style-name="Thesis_5f_numbering" style:master-page-name="Thesis_5f_bodyPage">
      <style:paragraph-properties style:page-number="auto"/>
      <style:text-properties fo:language="bg" fo:country="BG" officeooo:paragraph-rsid="004060d9"/>
    </style:style>
    <style:style style:name="T1" style:family="text">
      <style:text-properties style:font-name="Times New Roman4" fo:font-size="12pt" style:font-size-asian="12pt" style:font-name-complex="Times New Roman5" style:font-size-complex="12pt"/>
    </style:style>
    <style:style style:name="T2" style:family="text">
      <style:text-properties style:font-name="Times New Roman4" fo:font-size="12pt" officeooo:rsid="0030d26e" style:font-size-asian="12pt" style:font-name-complex="Times New Roman5" style:font-size-complex="12pt"/>
    </style:style>
    <style:style style:name="T3" style:family="text">
      <style:text-properties style:font-name="Times New Roman4" fo:font-size="12pt" officeooo:rsid="0022e0c1" style:font-size-asian="12pt" style:font-name-complex="Times New Roman5" style:font-size-complex="12pt"/>
    </style:style>
    <style:style style:name="T4" style:family="text">
      <style:text-properties style:font-name="Times New Roman4" fo:font-size="12pt" officeooo:rsid="00230284" style:font-size-asian="12pt" style:font-name-complex="Times New Roman5" style:font-size-complex="12pt"/>
    </style:style>
    <style:style style:name="T5" style:family="text">
      <style:text-properties style:font-name="Times New Roman4" fo:font-size="12pt" officeooo:rsid="004d6932" style:font-size-asian="12pt" style:font-name-complex="Times New Roman5" style:font-size-complex="12pt"/>
    </style:style>
    <style:style style:name="T6" style:family="text">
      <style:text-properties style:font-name="Times New Roman4" fo:font-size="12pt" officeooo:rsid="004e0764" style:font-size-asian="12pt" style:font-name-complex="Times New Roman5" style:font-size-complex="12pt"/>
    </style:style>
    <style:style style:name="T7" style:family="text">
      <style:text-properties style:font-name="Times New Roman4" fo:font-size="12pt" officeooo:rsid="006ed00c" style:font-size-asian="12pt" style:font-name-complex="Times New Roman5" style:font-size-complex="12pt"/>
    </style:style>
    <style:style style:name="T8" style:family="text">
      <style:text-properties style:font-name="Times New Roman4" fo:font-size="12pt" officeooo:rsid="0075b56d" style:font-size-asian="12pt" style:font-name-complex="Times New Roman5" style:font-size-complex="12pt"/>
    </style:style>
    <style:style style:name="T9" style:family="text">
      <style:text-properties style:font-name="Times New Roman4" fo:font-size="12pt" officeooo:rsid="00776021" style:font-size-asian="12pt" style:font-name-complex="Times New Roman5" style:font-size-complex="12pt"/>
    </style:style>
    <style:style style:name="T10" style:family="text">
      <style:text-properties style:font-name="Times New Roman4" fo:font-size="12pt" officeooo:rsid="007aff07" style:font-size-asian="12pt" style:font-name-complex="Times New Roman5" style:font-size-complex="12pt"/>
    </style:style>
    <style:style style:name="T11" style:family="text">
      <style:text-properties style:font-name="Times New Roman4" fo:font-size="12pt" officeooo:rsid="007bda72" style:font-size-asian="12pt" style:font-name-complex="Times New Roman5" style:font-size-complex="12pt"/>
    </style:style>
    <style:style style:name="T12" style:family="text">
      <style:text-properties style:font-name="Times New Roman4" fo:font-size="12pt" style:font-size-asian="12pt" style:font-name-complex="Times New Roman4" style:font-size-complex="12pt"/>
    </style:style>
    <style:style style:name="T13" style:family="text">
      <style:text-properties style:font-name="Times New Roman4" fo:font-size="12pt" officeooo:rsid="006fa2ce" style:font-size-asian="12pt" style:font-name-complex="Times New Roman4" style:font-size-complex="12pt"/>
    </style:style>
    <style:style style:name="T14" style:family="text">
      <style:text-properties style:font-name="Times New Roman4" fo:font-size="12pt" officeooo:rsid="007123a1" style:font-size-asian="12pt" style:font-name-complex="Times New Roman4" style:font-size-complex="12pt"/>
    </style:style>
    <style:style style:name="T15" style:family="text">
      <style:text-properties style:font-name="Times New Roman4" fo:font-size="12pt" officeooo:rsid="00776021" style:font-size-asian="12pt" style:font-name-complex="Times New Roman4" style:font-size-complex="12pt"/>
    </style:style>
    <style:style style:name="T16" style:family="text">
      <style:text-properties style:font-name="Times New Roman4" fo:font-size="12pt" officeooo:rsid="0078c543" style:font-size-asian="12pt" style:font-name-complex="Times New Roman4" style:font-size-complex="12pt"/>
    </style:style>
    <style:style style:name="T17" style:family="text">
      <style:text-properties style:font-name="Times New Roman4" fo:font-size="12pt" officeooo:rsid="00792522" style:font-size-asian="12pt" style:font-name-complex="Times New Roman4" style:font-size-complex="12pt"/>
    </style:style>
    <style:style style:name="T18" style:family="text">
      <style:text-properties style:font-name="Times New Roman4" fo:font-size="12pt" officeooo:rsid="007aff07" style:font-size-asian="12pt" style:font-name-complex="Times New Roman4" style:font-size-complex="12pt"/>
    </style:style>
    <style:style style:name="T19" style:family="text">
      <style:text-properties style:font-name="Times New Roman4" fo:font-size="12pt" officeooo:rsid="007bda72" style:font-size-asian="12pt" style:font-name-complex="Times New Roman4" style:font-size-complex="12pt"/>
    </style:style>
    <style:style style:name="T20" style:family="text">
      <style:text-properties style:font-name="Times New Roman4" fo:font-size="12pt" officeooo:rsid="007d4314" style:font-size-asian="12pt" style:font-name-complex="Times New Roman4" style:font-size-complex="12pt"/>
    </style:style>
    <style:style style:name="T21" style:family="text">
      <style:text-properties style:font-name="Times New Roman4" fo:font-size="12pt" officeooo:rsid="007dab08" style:font-size-asian="12pt" style:font-name-complex="Times New Roman4" style:font-size-complex="12pt"/>
    </style:style>
    <style:style style:name="T22" style:family="text">
      <style:text-properties style:font-name="Times New Roman4" fo:font-size="12pt" officeooo:rsid="007f7be9" style:font-size-asian="12pt" style:font-name-complex="Times New Roman4" style:font-size-complex="12pt"/>
    </style:style>
    <style:style style:name="T23" style:family="text">
      <style:text-properties style:font-name="Times New Roman4" fo:font-size="12pt" officeooo:rsid="008162f5" style:font-size-asian="12pt" style:font-name-complex="Times New Roman4" style:font-size-complex="12pt"/>
    </style:style>
    <style:style style:name="T24" style:family="text">
      <style:text-properties style:font-name="Times New Roman4" fo:font-size="12pt" officeooo:rsid="0081c5c4" style:font-size-asian="12pt" style:font-name-complex="Times New Roman4" style:font-size-complex="12pt"/>
    </style:style>
    <style:style style:name="T25" style:family="text">
      <style:text-properties style:font-name="Times New Roman4" fo:font-size="12pt" fo:background-color="#ffffff" loext:char-shading-value="0" style:font-size-asian="12pt" style:font-name-complex="Times New Roman5" style:font-size-complex="12pt"/>
    </style:style>
    <style:style style:name="T26" style:family="text">
      <style:text-properties style:font-name="Times New Roman4" fo:font-size="12pt" fo:language="bg" fo:country="BG" officeooo:rsid="00533f39" style:font-size-asian="12pt" style:font-name-complex="Times New Roman4" style:font-size-complex="12pt"/>
    </style:style>
    <style:style style:name="T27" style:family="text">
      <style:text-properties style:font-name="Times New Roman4" fo:font-size="12pt" fo:language="bg" fo:country="BG" officeooo:rsid="00232fbb" style:font-size-asian="12pt" style:font-name-complex="Times New Roman4" style:font-size-complex="12pt"/>
    </style:style>
    <style:style style:name="T28" style:family="text">
      <style:text-properties style:font-name="Times New Roman4" fo:font-size="12pt" fo:language="bg" fo:country="BG" officeooo:rsid="0084d68b" style:font-size-asian="12pt" style:font-name-complex="Times New Roman4" style:font-size-complex="12pt"/>
    </style:style>
    <style:style style:name="T29" style:family="text">
      <style:text-properties style:font-name="Times New Roman4" fo:font-size="12pt" fo:language="bg" fo:country="BG" officeooo:rsid="0085aa82" style:font-size-asian="12pt" style:font-name-complex="Times New Roman4" style:font-size-complex="12pt"/>
    </style:style>
    <style:style style:name="T30" style:family="text">
      <style:text-properties style:font-name="Times New Roman4" fo:font-size="12pt" fo:language="bg" fo:country="BG" officeooo:rsid="0085db0a" style:font-size-asian="12pt" style:font-name-complex="Times New Roman4" style:font-size-complex="12pt"/>
    </style:style>
    <style:style style:name="T31" style:family="text">
      <style:text-properties style:font-name="Times New Roman4" fo:font-size="12pt" fo:language="bg" fo:country="BG" officeooo:rsid="008ca377" style:font-size-asian="12pt" style:font-name-complex="Times New Roman4" style:font-size-complex="12pt"/>
    </style:style>
    <style:style style:name="T32" style:family="text">
      <style:text-properties fo:color="#000000" style:font-name="Times New Roman4" fo:font-size="12pt" style:font-size-asian="12pt" style:font-name-complex="Times New Roman5" style:font-size-complex="12pt"/>
    </style:style>
    <style:style style:name="T33" style:family="text">
      <style:text-properties fo:color="#000000" style:font-name="Times New Roman4" fo:font-size="12pt" officeooo:rsid="0085db0a" style:font-size-asian="12pt" style:font-name-complex="Times New Roman5" style:font-size-complex="12pt"/>
    </style:style>
    <style:style style:name="T34" style:family="text">
      <style:text-properties fo:color="#000000" style:font-name="Times New Roman4" fo:font-size="12pt" style:font-size-asian="12pt" style:font-name-complex="Times New Roman4" style:font-size-complex="12pt"/>
    </style:style>
    <style:style style:name="T35" style:family="text">
      <style:text-properties fo:color="#000000" style:font-name="Times New Roman4" fo:font-size="12pt" officeooo:rsid="0085db0a" style:font-size-asian="12pt" style:font-name-complex="Times New Roman4" style:font-size-complex="12pt"/>
    </style:style>
    <style:style style:name="T36" style:family="text">
      <style:text-properties fo:font-variant="normal" fo:text-transform="none" style:text-position="0% 100%" fo:font-style="normal" style:text-underline-style="none" fo:font-weight="normal"/>
    </style:style>
    <style:style style:name="T37" style:family="text">
      <style:text-properties fo:font-variant="normal" fo:text-transform="none" style:use-window-font-color="true" style:text-position="0% 100%" style:font-name="Times New Roman4" fo:font-size="12pt" fo:language="bg" fo:country="BG" fo:font-style="normal" style:text-underline-style="none" fo:font-weight="normal" officeooo:rsid="0068be3a" style:font-size-asian="12pt" style:font-name-complex="Times New Roman4" style:font-size-complex="12pt"/>
    </style:style>
    <style:style style:name="T38" style:family="text">
      <style:text-properties fo:font-variant="normal" fo:text-transform="none" style:use-window-font-color="true" style:text-position="0% 100%" style:font-name="Times New Roman4" fo:font-size="12pt" fo:language="bg" fo:country="BG" fo:font-style="normal" style:text-underline-style="none" fo:font-weight="normal" officeooo:rsid="006ca511" style:font-size-asian="12pt" style:font-name-complex="Times New Roman4" style:font-size-complex="12pt"/>
    </style:style>
    <style:style style:name="T39" style:family="text">
      <style:text-properties style:use-window-font-color="true" style:font-name="Times New Roman4" fo:font-size="12pt" fo:language="bg" fo:country="BG" style:font-size-asian="12pt" style:font-name-complex="Times New Roman4" style:font-size-complex="12pt"/>
    </style:style>
    <style:style style:name="T40" style:family="text">
      <style:text-properties style:use-window-font-color="true" style:font-name="Times New Roman4" fo:font-size="12pt" fo:language="bg" fo:country="BG" officeooo:rsid="005c1de0" style:font-size-asian="12pt" style:font-name-complex="Times New Roman4" style:font-size-complex="12pt"/>
    </style:style>
    <style:style style:name="T41" style:family="text">
      <style:text-properties style:use-window-font-color="true" style:font-name="Times New Roman4" fo:font-size="12pt" fo:language="bg" fo:country="BG" officeooo:rsid="005cb9e7" style:font-size-asian="12pt" style:font-name-complex="Times New Roman4" style:font-size-complex="12pt"/>
    </style:style>
    <style:style style:name="T42" style:family="text">
      <style:text-properties style:use-window-font-color="true" style:font-name="Times New Roman4" fo:font-size="12pt" fo:language="bg" fo:country="BG" officeooo:rsid="005d434c" style:font-size-asian="12pt" style:font-name-complex="Times New Roman4" style:font-size-complex="12pt"/>
    </style:style>
    <style:style style:name="T43" style:family="text">
      <style:text-properties style:use-window-font-color="true" style:font-name="Times New Roman4" fo:font-size="12pt" fo:language="bg" fo:country="BG" officeooo:rsid="005d9cdf" style:font-size-asian="12pt" style:font-name-complex="Times New Roman4" style:font-size-complex="12pt"/>
    </style:style>
    <style:style style:name="T44" style:family="text">
      <style:text-properties style:use-window-font-color="true" style:font-name="Times New Roman4" fo:font-size="12pt" fo:language="bg" fo:country="BG" officeooo:rsid="005db976" style:font-size-asian="12pt" style:font-name-complex="Times New Roman4" style:font-size-complex="12pt"/>
    </style:style>
    <style:style style:name="T45" style:family="text">
      <style:text-properties style:use-window-font-color="true" style:font-name="Times New Roman4" fo:font-size="12pt" fo:language="bg" fo:country="BG" officeooo:rsid="005f0d3a" style:font-size-asian="12pt" style:font-name-complex="Times New Roman4" style:font-size-complex="12pt"/>
    </style:style>
    <style:style style:name="T46" style:family="text">
      <style:text-properties style:use-window-font-color="true" style:font-name="Times New Roman4" fo:font-size="12pt" fo:language="bg" fo:country="BG" officeooo:rsid="005f1298" style:font-size-asian="12pt" style:font-name-complex="Times New Roman4" style:font-size-complex="12pt"/>
    </style:style>
    <style:style style:name="T47" style:family="text">
      <style:text-properties style:use-window-font-color="true" style:font-name="Times New Roman4" fo:font-size="12pt" fo:language="bg" fo:country="BG" officeooo:rsid="0060630e" style:font-size-asian="12pt" style:font-name-complex="Times New Roman4" style:font-size-complex="12pt"/>
    </style:style>
    <style:style style:name="T48" style:family="text">
      <style:text-properties style:use-window-font-color="true" style:font-name="Times New Roman4" fo:font-size="12pt" fo:language="bg" fo:country="BG" officeooo:rsid="00618610" style:font-size-asian="12pt" style:font-name-complex="Times New Roman4" style:font-size-complex="12pt"/>
    </style:style>
    <style:style style:name="T49" style:family="text">
      <style:text-properties style:use-window-font-color="true" style:font-name="Times New Roman4" fo:font-size="12pt" fo:language="bg" fo:country="BG" officeooo:rsid="00624bd0" style:font-size-asian="12pt" style:font-name-complex="Times New Roman4" style:font-size-complex="12pt"/>
    </style:style>
    <style:style style:name="T50" style:family="text">
      <style:text-properties style:use-window-font-color="true" style:font-name="Times New Roman4" fo:font-size="12pt" fo:language="bg" fo:country="BG" officeooo:rsid="00681584" style:font-size-asian="12pt" style:font-name-complex="Times New Roman4" style:font-size-complex="12pt"/>
    </style:style>
    <style:style style:name="T51" style:family="text">
      <style:text-properties style:use-window-font-color="true" style:font-name="Times New Roman4" fo:font-size="12pt" fo:language="bg" fo:country="BG" officeooo:rsid="00681bd9" style:font-size-asian="12pt" style:font-name-complex="Times New Roman4" style:font-size-complex="12pt"/>
    </style:style>
    <style:style style:name="T52" style:family="text">
      <style:text-properties style:use-window-font-color="true" style:font-name="Times New Roman4" fo:font-size="12pt" fo:language="bg" fo:country="BG" officeooo:rsid="0068be3a" style:font-size-asian="12pt" style:font-name-complex="Times New Roman4" style:font-size-complex="12pt"/>
    </style:style>
    <style:style style:name="T53" style:family="text">
      <style:text-properties style:use-window-font-color="true" style:font-name="Times New Roman4" fo:font-size="12pt" fo:language="bg" fo:country="BG" officeooo:rsid="006a8ecc" style:font-size-asian="12pt" style:font-name-complex="Times New Roman4" style:font-size-complex="12pt"/>
    </style:style>
    <style:style style:name="T54" style:family="text">
      <style:text-properties style:use-window-font-color="true" style:font-name="Times New Roman4" fo:font-size="12pt" fo:language="bg" fo:country="BG" officeooo:rsid="006c17c9" style:font-size-asian="12pt" style:font-name-complex="Times New Roman4" style:font-size-complex="12pt"/>
    </style:style>
    <style:style style:name="T55" style:family="text">
      <style:text-properties style:use-window-font-color="true" style:font-name="Times New Roman4" fo:font-size="12pt" fo:language="bg" fo:country="BG" officeooo:rsid="006ca511" style:font-size-asian="12pt" style:font-name-complex="Times New Roman4" style:font-size-complex="12pt"/>
    </style:style>
    <style:style style:name="T56" style:family="text">
      <style:text-properties style:use-window-font-color="true" style:font-name="Times New Roman4" fo:font-size="12pt" fo:language="bg" fo:country="BG" officeooo:rsid="006d93f2" style:font-size-asian="12pt" style:font-name-complex="Times New Roman4" style:font-size-complex="12pt"/>
    </style:style>
    <style:style style:name="T57" style:family="text">
      <style:text-properties style:use-window-font-color="true" style:font-name="Times New Roman4" fo:font-size="12pt" fo:language="bg" fo:country="BG" officeooo:rsid="0085db0a" style:font-size-asian="12pt" style:font-name-complex="Times New Roman4" style:font-size-complex="12pt"/>
    </style:style>
    <style:style style:name="T58" style:family="text">
      <style:text-properties style:use-window-font-color="true" style:font-name="Times New Roman4" fo:font-size="12pt" fo:language="bg" fo:country="BG" officeooo:rsid="00875e5d" style:font-size-asian="12pt" style:font-name-complex="Times New Roman4" style:font-size-complex="12pt"/>
    </style:style>
    <style:style style:name="T59" style:family="text">
      <style:text-properties style:use-window-font-color="true" style:font-name="Times New Roman4" fo:font-size="12pt" fo:language="bg" fo:country="BG" officeooo:rsid="0087cc0c" style:font-size-asian="12pt" style:font-name-complex="Times New Roman4" style:font-size-complex="12pt"/>
    </style:style>
    <style:style style:name="T60" style:family="text">
      <style:text-properties style:use-window-font-color="true" style:font-name="Times New Roman4" fo:font-size="12pt" fo:language="bg" fo:country="BG" officeooo:rsid="008920ee" style:font-size-asian="12pt" style:font-name-complex="Times New Roman4" style:font-size-complex="12pt"/>
    </style:style>
    <style:style style:name="T61" style:family="text">
      <style:text-properties style:use-window-font-color="true" style:font-name="Times New Roman4" fo:font-size="12pt" fo:language="bg" fo:country="BG" officeooo:rsid="008ca377" style:font-size-asian="12pt" style:font-name-complex="Times New Roman4" style:font-size-complex="12pt"/>
    </style:style>
    <style:style style:name="T62" style:family="text">
      <style:text-properties style:use-window-font-color="true" style:font-name="Times New Roman4" fo:font-size="12pt" fo:language="bg" fo:country="BG" officeooo:rsid="00244c19" style:font-size-asian="12pt" style:font-name-complex="Times New Roman5" style:font-size-complex="12pt"/>
    </style:style>
    <style:style style:name="T63" style:family="text">
      <style:text-properties style:use-window-font-color="true" style:font-name="Times New Roman4" fo:font-size="12pt" fo:language="bg" fo:country="BG" officeooo:rsid="004fc75b" style:font-size-asian="12pt" style:font-name-complex="Times New Roman5" style:font-size-complex="12pt"/>
    </style:style>
    <style:style style:name="T64" style:family="text">
      <style:text-properties style:use-window-font-color="true" style:font-name="Times New Roman4" fo:font-size="12pt" fo:language="bg" fo:country="BG" officeooo:rsid="006ca511" style:font-size-asian="12pt" style:font-name-complex="Times New Roman5" style:font-size-complex="12pt"/>
    </style:style>
    <style:style style:name="T65" style:family="text">
      <style:text-properties style:use-window-font-color="true" style:font-name="Times New Roman4" fo:font-size="12pt" style:font-size-asian="12pt" style:font-name-complex="Times New Roman5" style:font-size-complex="12pt"/>
    </style:style>
    <style:style style:name="T66" style:family="text">
      <style:text-properties style:use-window-font-color="true" style:font-name="Times New Roman4" fo:font-size="12pt" officeooo:rsid="00731ba4" style:font-size-asian="12pt" style:font-name-complex="Times New Roman5" style:font-size-complex="12pt"/>
    </style:style>
    <style:style style:name="T67" style:family="text">
      <style:text-properties style:use-window-font-color="true" style:font-name="Times New Roman4" fo:font-size="12pt" officeooo:rsid="00232fbb" style:font-size-asian="12pt" style:font-name-complex="Times New Roman5" style:font-size-complex="12pt"/>
    </style:style>
    <style:style style:name="T68" style:family="text">
      <style:text-properties style:use-window-font-color="true" style:font-name="Times New Roman4" fo:font-size="12pt" officeooo:rsid="007dab08" style:font-size-asian="12pt" style:font-name-complex="Times New Roman5" style:font-size-complex="12pt"/>
    </style:style>
    <style:style style:name="T69" style:family="text">
      <style:text-properties style:use-window-font-color="true" style:font-name="Times New Roman4" fo:font-size="12pt" officeooo:rsid="0082f762" style:font-size-asian="12pt" style:font-name-complex="Times New Roman5" style:font-size-complex="12pt"/>
    </style:style>
    <style:style style:name="T70" style:family="text">
      <style:text-properties style:use-window-font-color="true" style:font-name="Times New Roman4" fo:font-size="12pt" officeooo:rsid="00533f39" style:font-size-asian="12pt" style:font-name-complex="Times New Roman5" style:font-size-complex="12pt"/>
    </style:style>
    <style:style style:name="T71" style:family="text">
      <style:text-properties style:use-window-font-color="true" style:font-name="Times New Roman4" fo:font-size="12pt" officeooo:rsid="002745e9" style:font-size-asian="12pt" style:font-name-complex="Times New Roman5" style:font-size-complex="12pt"/>
    </style:style>
    <style:style style:name="T72" style:family="text">
      <style:text-properties style:use-window-font-color="true" style:font-name="Times New Roman4" fo:font-size="12pt" officeooo:rsid="0030d26e" style:font-size-asian="12pt" style:font-name-complex="Times New Roman5" style:font-size-complex="12pt"/>
    </style:style>
    <style:style style:name="T73" style:family="text">
      <style:text-properties style:use-window-font-color="true" style:font-name="Times New Roman4" fo:font-size="12pt" officeooo:rsid="0085db0a" style:font-size-asian="12pt" style:font-name-complex="Times New Roman5" style:font-size-complex="12pt"/>
    </style:style>
    <style:style style:name="T74" style:family="text">
      <style:text-properties style:use-window-font-color="true" style:font-name="Times New Roman4" fo:font-size="12pt" officeooo:rsid="0075b56d" style:font-size-asian="12pt" style:font-name-complex="Times New Roman5" style:font-size-complex="12pt"/>
    </style:style>
    <style:style style:name="T75" style:family="text">
      <style:text-properties style:use-window-font-color="true" style:font-name="Times New Roman4" fo:font-size="12pt" officeooo:rsid="008ca377" style:font-size-asian="12pt" style:font-name-complex="Times New Roman5" style:font-size-complex="12pt"/>
    </style:style>
    <style:style style:name="T76" style:family="text">
      <style:text-properties style:use-window-font-color="true" style:font-name="Times New Roman4" fo:font-size="12pt" officeooo:rsid="0022e0c1" style:font-size-asian="12pt" style:font-name-complex="Times New Roman5" style:font-size-complex="12pt"/>
    </style:style>
    <style:style style:name="T77" style:family="text">
      <style:text-properties style:use-window-font-color="true" style:font-name="Times New Roman4" fo:font-size="12pt" officeooo:rsid="004e0764" style:font-size-asian="12pt" style:font-name-complex="Times New Roman5" style:font-size-complex="12pt"/>
    </style:style>
    <style:style style:name="T78" style:family="text">
      <style:text-properties style:use-window-font-color="true" style:font-name="Times New Roman4" fo:font-size="12pt" officeooo:rsid="00230284" style:font-size-asian="12pt" style:font-name-complex="Times New Roman5" style:font-size-complex="12pt"/>
    </style:style>
    <style:style style:name="T79" style:family="text">
      <style:text-properties style:use-window-font-color="true" style:font-name="Times New Roman4" fo:font-size="12pt" officeooo:rsid="00776021" style:font-size-asian="12pt" style:font-name-complex="Times New Roman5" style:font-size-complex="12pt"/>
    </style:style>
    <style:style style:name="T80" style:family="text">
      <style:text-properties style:use-window-font-color="true" style:font-name="Times New Roman4" fo:font-size="12pt" officeooo:rsid="007aff07" style:font-size-asian="12pt" style:font-name-complex="Times New Roman5" style:font-size-complex="12pt"/>
    </style:style>
    <style:style style:name="T81" style:family="text">
      <style:text-properties style:use-window-font-color="true" style:font-name="Times New Roman4" fo:font-size="12pt" officeooo:rsid="008d35f0" style:font-size-asian="12pt" style:font-name-complex="Times New Roman5" style:font-size-complex="12pt"/>
    </style:style>
    <style:style style:name="T82" style:family="text">
      <style:text-properties style:use-window-font-color="true" style:font-name="Times New Roman4" fo:font-size="12pt" officeooo:rsid="008e76f0" style:font-size-asian="12pt" style:font-name-complex="Times New Roman5" style:font-size-complex="12pt"/>
    </style:style>
    <style:style style:name="T83" style:family="text">
      <style:text-properties style:use-window-font-color="true" style:font-name="Times New Roman4" fo:font-size="12pt" officeooo:rsid="0082f762" style:font-size-asian="12pt" style:font-name-complex="Times New Roman4" style:font-size-complex="12pt"/>
    </style:style>
    <style:style style:name="T84" style:family="text">
      <style:text-properties style:use-window-font-color="true" style:font-name="Times New Roman4" fo:font-size="12pt" officeooo:rsid="00533f39" style:font-size-asian="12pt" style:font-name-complex="Times New Roman4" style:font-size-complex="12pt"/>
    </style:style>
    <style:style style:name="T85" style:family="text">
      <style:text-properties style:use-window-font-color="true" style:font-name="Times New Roman4" fo:font-size="12pt" officeooo:rsid="007dab08" style:font-size-asian="12pt" style:font-name-complex="Times New Roman4" style:font-size-complex="12pt"/>
    </style:style>
    <style:style style:name="T86" style:family="text">
      <style:text-properties style:use-window-font-color="true" style:font-name="Times New Roman4" fo:font-size="12pt" officeooo:rsid="00526675" style:font-size-asian="12pt" style:font-name-complex="Times New Roman4" style:font-size-complex="12pt"/>
    </style:style>
    <style:style style:name="T87" style:family="text">
      <style:text-properties style:use-window-font-color="true" style:font-name="Times New Roman4" fo:font-size="12pt" officeooo:rsid="0085db0a" style:font-size-asian="12pt" style:font-name-complex="Times New Roman4" style:font-size-complex="12pt"/>
    </style:style>
    <style:style style:name="T88" style:family="text">
      <style:text-properties style:use-window-font-color="true" style:font-name="Times New Roman4" fo:font-size="12pt" officeooo:rsid="008ca377" style:font-size-asian="12pt" style:font-name-complex="Times New Roman4" style:font-size-complex="12pt"/>
    </style:style>
    <style:style style:name="T89" style:family="text">
      <style:text-properties style:use-window-font-color="true" style:font-name="Times New Roman4" fo:font-size="12pt" officeooo:rsid="006fa2ce" style:font-size-asian="12pt" style:font-name-complex="Times New Roman4" style:font-size-complex="12pt"/>
    </style:style>
    <style:style style:name="T90" style:family="text">
      <style:text-properties style:use-window-font-color="true" style:font-name="Times New Roman4" fo:font-size="12pt" officeooo:rsid="006ed00c" style:font-size-asian="12pt" style:font-name-complex="Times New Roman4" style:font-size-complex="12pt"/>
    </style:style>
    <style:style style:name="T91" style:family="text">
      <style:text-properties style:use-window-font-color="true" style:font-name="Times New Roman4" fo:font-size="12pt" officeooo:rsid="007123a1" style:font-size-asian="12pt" style:font-name-complex="Times New Roman4" style:font-size-complex="12pt"/>
    </style:style>
    <style:style style:name="T92" style:family="text">
      <style:text-properties style:use-window-font-color="true" style:font-name="Times New Roman4" fo:font-size="12pt" officeooo:rsid="00792522" style:font-size-asian="12pt" style:font-name-complex="Times New Roman4" style:font-size-complex="12pt"/>
    </style:style>
    <style:style style:name="T93" style:family="text">
      <style:text-properties style:use-window-font-color="true" style:font-name="Times New Roman4" fo:font-size="12pt" officeooo:rsid="007aff07" style:font-size-asian="12pt" style:font-name-complex="Times New Roman4" style:font-size-complex="12pt"/>
    </style:style>
    <style:style style:name="T94" style:family="text">
      <style:text-properties style:use-window-font-color="true" style:font-name="Times New Roman4" fo:font-size="12pt" officeooo:rsid="008d35f0" style:font-size-asian="12pt" style:font-name-complex="Times New Roman4" style:font-size-complex="12pt"/>
    </style:style>
    <style:style style:name="T95" style:family="text">
      <style:text-properties style:use-window-font-color="true" style:font-name="Times New Roman4" fo:font-size="12pt" officeooo:rsid="008e76f0" style:font-size-asian="12pt" style:font-name-complex="Times New Roman4"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80720809" text:style-name="Thesis_5f_numbering">
        <text:list-item>
          <text:p text:style-name="P5">Увод</text:p>
        </text:list-item>
      </text:list>
      <text:p text:style-name="Thesis_5f_body"><text:span text:style-name="T40">Крайбрежните морски екосистеми се отличават с изклю</text:span><text:span text:style-name="T41">чително голямо биоразнообразие </text:span><text:span text:style-name="T42">и ресурси, благодарение на което осигуряват редица екосистемни услуги </text:span><text:span text:style-name="T46">за човечеството</text:span><text:span text:style-name="T42">. Същевременно това са територии с висока гъстота на население</text:span><text:span text:style-name="T58">то</text:span><text:span text:style-name="T42">, </text:span><text:span text:style-name="T48">където се</text:span><text:span text:style-name="T42"> концентр</text:span><text:span text:style-name="T48">ират</text:span><text:span text:style-name="T42"> </text:span><text:span text:style-name="T45">различни </text:span><text:span text:style-name="T42">икономически дейности </text:span><text:span text:style-name="T58">като земеделие, транспорт, индустрия, туризъм, риболов и аквакултури и др.</text:span><text:span text:style-name="T42"> </text:span><text:reference-mark-start text:name="ZOTERO_ITEM CSL_CITATION {&quot;citationID&quot;:&quot;stIPD7AZ&quot;,&quot;properties&quot;:{&quot;formattedCitation&quot;:&quot;(Halpern et al., 2007)&quot;,&quot;plainCitation&quot;:&quot;(Halpern et al., 2007)&quot;,&quot;noteIndex&quot;:0},&quot;citationItems&quot;:[{&quot;id&quot;:2462,&quot;uris&quot;:[&quot;http://zotero.org/users/976121/items/7TQ29CTH&quot;],&quot;uri&quot;:[&quot;http://zotero.org/users/976121/items/7TQ29CTH&quot;],&quot;itemData&quot;:{&quot;id&quot;:2462,&quot;type&quot;:&quot;article-journal&quot;,&quot;title&quot;:&quot;Evaluating and ranking the vulnerability of global marine ecosystems to anthropogenic threats&quot;,&quot;container-title&quot;:&quot;Conservation Biology&quot;,&quot;page&quot;:&quot;1301-1315&quot;,&quot;volume&quot;:&quot;21&quot;,&quot;issue&quot;:&quot;5&quot;,&quot;source&quot;:&quot;Wiley Online Library&quot;,&quot;abstract&quot;:&quot;Abstract: Marine ecosystems are threatened by a suite of anthropogenic stressors. Mitigating multiple threats is a daunting task, particularly when funding constraints limit the number of threats that can be addressed. Threats are typically assessed and prioritized via expert opinion workshops that often leave no record of the rationale for decisions, making it difficult to update recommendations with new information. We devised a transparent, repeatable, and modifiable method for collecting expert opinion that describes and documents how threats affect marine ecosystems. Experts were asked to assess the functional impact, scale, and frequency of a threat to an ecosystem; the resistance and recovery time of an ecosystem to a threat; and the certainty of these estimates. To quantify impacts of 38 distinct anthropogenic threats on 23 marine ecosystems, we surveyed 135 experts from 19 different countries. Survey results showed that all ecosystems are threatened by at least nine threats and that nine ecosystems are threatened by &gt;90% of existing threats. The greatest threats (highest impact scores) were increasing sea temperature, demersal destructive fishing, and point-source organic pollution. Rocky reef, coral reef, hard-shelf, mangrove, and offshore epipelagic ecosystems were identified as the most threatened. These general results, however, may be partly influenced by the specific expertise and geography of respondents, and should be interpreted with caution. This approach to threat analysis can identify the greatest threats (globally or locally), most widespread threats, most (or least) sensitive ecosystems, most (or least) threatened ecosystems, and other metrics of conservation value. Additionally, it can be easily modified, updated as new data become available, and scaled to local or regional settings, which would facilitate informed and transparent conservation priority setting.&quot;,&quot;DOI&quot;:&quot;10.1111/j.1523-1739.2007.00752.x&quot;,&quot;ISSN&quot;:&quot;1523-1739&quot;,&quot;language&quot;:&quot;en&quot;,&quot;author&quot;:[{&quot;family&quot;:&quot;Halpern&quot;,&quot;given&quot;:&quot;Benjamin S.&quot;},{&quot;family&quot;:&quot;Selkoe&quot;,&quot;given&quot;:&quot;Kimberly A.&quot;},{&quot;family&quot;:&quot;Micheli&quot;,&quot;given&quot;:&quot;Fiorenza&quot;},{&quot;family&quot;:&quot;Kappel&quot;,&quot;given&quot;:&quot;Carrie V.&quot;}],&quot;issued&quot;:{&quot;date-parts&quot;:[[&quot;2007&quot;]]}}}],&quot;schema&quot;:&quot;https://github.com/citation-style-language/schema/raw/master/csl-citation.json&quot;} RNDao6QTSOgDP"/><text:span text:style-name="T42">(Halpern et al., 2007)</text:span><text:reference-mark-end text:name="ZOTERO_ITEM CSL_CITATION {&quot;citationID&quot;:&quot;stIPD7AZ&quot;,&quot;properties&quot;:{&quot;formattedCitation&quot;:&quot;(Halpern et al., 2007)&quot;,&quot;plainCitation&quot;:&quot;(Halpern et al., 2007)&quot;,&quot;noteIndex&quot;:0},&quot;citationItems&quot;:[{&quot;id&quot;:2462,&quot;uris&quot;:[&quot;http://zotero.org/users/976121/items/7TQ29CTH&quot;],&quot;uri&quot;:[&quot;http://zotero.org/users/976121/items/7TQ29CTH&quot;],&quot;itemData&quot;:{&quot;id&quot;:2462,&quot;type&quot;:&quot;article-journal&quot;,&quot;title&quot;:&quot;Evaluating and ranking the vulnerability of global marine ecosystems to anthropogenic threats&quot;,&quot;container-title&quot;:&quot;Conservation Biology&quot;,&quot;page&quot;:&quot;1301-1315&quot;,&quot;volume&quot;:&quot;21&quot;,&quot;issue&quot;:&quot;5&quot;,&quot;source&quot;:&quot;Wiley Online Library&quot;,&quot;abstract&quot;:&quot;Abstract: Marine ecosystems are threatened by a suite of anthropogenic stressors. Mitigating multiple threats is a daunting task, particularly when funding constraints limit the number of threats that can be addressed. Threats are typically assessed and prioritized via expert opinion workshops that often leave no record of the rationale for decisions, making it difficult to update recommendations with new information. We devised a transparent, repeatable, and modifiable method for collecting expert opinion that describes and documents how threats affect marine ecosystems. Experts were asked to assess the functional impact, scale, and frequency of a threat to an ecosystem; the resistance and recovery time of an ecosystem to a threat; and the certainty of these estimates. To quantify impacts of 38 distinct anthropogenic threats on 23 marine ecosystems, we surveyed 135 experts from 19 different countries. Survey results showed that all ecosystems are threatened by at least nine threats and that nine ecosystems are threatened by &gt;90% of existing threats. The greatest threats (highest impact scores) were increasing sea temperature, demersal destructive fishing, and point-source organic pollution. Rocky reef, coral reef, hard-shelf, mangrove, and offshore epipelagic ecosystems were identified as the most threatened. These general results, however, may be partly influenced by the specific expertise and geography of respondents, and should be interpreted with caution. This approach to threat analysis can identify the greatest threats (globally or locally), most widespread threats, most (or least) sensitive ecosystems, most (or least) threatened ecosystems, and other metrics of conservation value. Additionally, it can be easily modified, updated as new data become available, and scaled to local or regional settings, which would facilitate informed and transparent conservation priority setting.&quot;,&quot;DOI&quot;:&quot;10.1111/j.1523-1739.2007.00752.x&quot;,&quot;ISSN&quot;:&quot;1523-1739&quot;,&quot;language&quot;:&quot;en&quot;,&quot;author&quot;:[{&quot;family&quot;:&quot;Halpern&quot;,&quot;given&quot;:&quot;Benjamin S.&quot;},{&quot;family&quot;:&quot;Selkoe&quot;,&quot;given&quot;:&quot;Kimberly A.&quot;},{&quot;family&quot;:&quot;Micheli&quot;,&quot;given&quot;:&quot;Fiorenza&quot;},{&quot;family&quot;:&quot;Kappel&quot;,&quot;given&quot;:&quot;Carrie V.&quot;}],&quot;issued&quot;:{&quot;date-parts&quot;:[[&quot;2007&quot;]]}}}],&quot;schema&quot;:&quot;https://github.com/citation-style-language/schema/raw/master/csl-citation.json&quot;} RNDao6QTSOgDP"/><text:span text:style-name="T42">. </text:span><text:span text:style-name="T49">П</text:span><text:span text:style-name="T43">литката </text:span><text:span text:style-name="T49">крайбрежна з</text:span><text:span text:style-name="T43">она е особено уязвима на негативните въздействия от тези дейности, в резултат на което в последните години се наблюдава съществена деградация на крайбрежните морски екосистеми </text:span><text:span text:style-name="T44">на глобално ниво </text:span><text:reference-mark-start text:name="ZOTERO_ITEM CSL_CITATION {&quot;citationID&quot;:&quot;tEIt97Rg&quot;,&quot;properties&quot;:{&quot;unsorted&quot;:true,&quot;formattedCitation&quot;:&quot;(Halpern et al., 2008, 2015)&quot;,&quot;plainCitation&quot;:&quot;(Halpern et al., 2008, 2015)&quot;,&quot;noteIndex&quot;:0},&quot;citationItems&quot;:[{&quot;id&quot;:2107,&quot;uris&quot;:[&quot;http://zotero.org/users/976121/items/RU4MU7FQ&quot;],&quot;uri&quot;:[&quot;http://zotero.org/users/976121/items/RU4MU7FQ&quot;],&quot;itemData&quot;:{&quot;id&quot;:2107,&quot;type&quot;:&quot;article-journal&quot;,&quot;title&quot;:&quot;A global map of human impact on marine ecosystems&quot;,&quot;container-title&quot;:&quot;Science&quot;,&quot;page&quot;:&quot;948-952&quot;,&quot;volume&quot;:&quot;319&quot;,&quot;issue&quot;:&quot;5865&quot;,&quot;source&quot;:&quot;www.sciencemag.org&quot;,&quot;abstract&quot;:&quot;The management and conservation of the world's oceans require synthesis of spatial data on the distribution and intensity of human activities and the overlap of their impacts on marine ecosystems. We developed an ecosystem-specific, multiscale spatial model to synthesize 17 global data sets of anthropogenic drivers of ecological change for 20 marine ecosystems. Our analysis indicates that no area is unaffected by human influence and that a large fraction (41%) is strongly affected by multiple drivers. However, large areas of relatively little human impact remain, particularly near the poles. The analytical process and resulting maps provide flexible tools for regional and global efforts to allocate conservation resources; to implement ecosystem-based management; and to inform marine spatial planning, education, and basic research.&quot;,&quot;DOI&quot;:&quot;10.1126/science.1149345&quot;,&quot;ISSN&quot;:&quot;0036-8075, 1095-9203&quot;,&quot;note&quot;:&quot;PMID: 18276889&quot;,&quot;journalAbbreviation&quot;:&quot;Science&quot;,&quot;language&quot;:&quot;en&quot;,&quot;author&quot;:[{&quot;family&quot;:&quot;Halpern&quot;,&quot;given&quot;:&quot;B. S.&quot;},{&quot;family&quot;:&quot;Walbridge&quot;,&quot;given&quot;:&quot;S.&quot;},{&quot;family&quot;:&quot;Selkoe&quot;,&quot;given&quot;:&quot;K. A.&quot;},{&quot;family&quot;:&quot;Kappel&quot;,&quot;given&quot;:&quot;C. V.&quot;},{&quot;family&quot;:&quot;Micheli&quot;,&quot;given&quot;:&quot;F.&quot;},{&quot;family&quot;:&quot;D'Agrosa&quot;,&quot;given&quot;:&quot;C.&quot;},{&quot;family&quot;:&quot;Bruno&quot;,&quot;given&quot;:&quot;J. F.&quot;},{&quot;family&quot;:&quot;Casey&quot;,&quot;given&quot;:&quot;K. S.&quot;},{&quot;family&quot;:&quot;Ebert&quot;,&quot;given&quot;:&quot;C.&quot;},{&quot;family&quot;:&quot;Fox&quot;,&quot;given&quot;:&quot;H. E.&quot;},{&quot;family&quot;:&quot;Fujita&quot;,&quot;given&quot;:&quot;R.&quot;},{&quot;family&quot;:&quot;Heinemann&quot;,&quot;given&quot;:&quot;D.&quot;},{&quot;family&quot;:&quot;Lenihan&quot;,&quot;given&quot;:&quot;H. S.&quot;},{&quot;family&quot;:&quot;Madin&quot;,&quot;given&quot;:&quot;E. M. P.&quot;},{&quot;family&quot;:&quot;Perry&quot;,&quot;given&quot;:&quot;M. T.&quot;},{&quot;family&quot;:&quot;Selig&quot;,&quot;given&quot;:&quot;E. R.&quot;},{&quot;family&quot;:&quot;Spalding&quot;,&quot;given&quot;:&quot;M.&quot;},{&quot;family&quot;:&quot;Steneck&quot;,&quot;given&quot;:&quot;R.&quot;},{&quot;family&quot;:&quot;Watson&quot;,&quot;given&quot;:&quot;R.&quot;}],&quot;issued&quot;:{&quot;date-parts&quot;:[[&quot;2008&quot;]]}}},{&quot;id&quot;:3277,&quot;uris&quot;:[&quot;http://zotero.org/users/976121/items/N8PVTDTR&quot;],&quot;uri&quot;:[&quot;http://zotero.org/users/976121/items/N8PVTDTR&quot;],&quot;itemData&quot;:{&quot;id&quot;:3277,&quot;type&quot;:&quot;article-journal&quot;,&quot;title&quot;:&quot;Patterns and emerging trends in global ocean health&quot;,&quot;container-title&quot;:&quot;PLoS ONE&quot;,&quot;page&quot;:&quot;e0117863&quot;,&quot;volume&quot;:&quot;10&quot;,&quot;issue&quot;:&quot;3&quot;,&quot;source&quot;:&quot;PLoS Journals&quot;,&quot;abstract&quot;:&quot;International and regional policies aimed at managing ocean ecosystem health need quantitative and comprehensive indices to synthesize information from a variety of sources, consistently measure progress, and communicate with key constituencies and the public. Here we present the second annual global assessment of the Ocean Health Index, reporting current scores and annual changes since 2012, recalculated using updated methods and data based on the best available science, for 221 coastal countries and territories. The Index measures performance of ten societal goals for healthy oceans on a quantitative scale of increasing health from 0 to 100, and combines these scores into a single Index score, for each country and globally. The global Index score improved one point (from 67 to 68), while many country-level Index and goal scores had larger changes. Per-country Index scores ranged from 41–95 and, on average, improved by 0.06 points (range -8 to +12). Globally, average scores increased for individual goals by as much as 6.5 points (coastal economies) and decreased by as much as 1.2 points (natural products). Annual updates of the Index, even when not all input data have been updated, provide valuable information to scientists, policy makers, and resource managers because patterns and trends can emerge from the data that have been updated. Changes of even a few points indicate potential successes (when scores increase) that merit recognition, or concerns (when scores decrease) that may require mitigative action, with changes of more than 10–20 points representing large shifts that deserve greater attention. Goal scores showed remarkably little covariance across regions, indicating low redundancy in the Index, such that each goal delivers information about a different facet of ocean health. Together these scores provide a snapshot of global ocean health and suggest where countries have made progress and where a need for further improvement exists.&quot;,&quot;DOI&quot;:&quot;10.1371/journal.pone.0117863&quot;,&quot;ISSN&quot;:&quot;1932-6203&quot;,&quot;journalAbbreviation&quot;:&quot;PLOS ONE&quot;,&quot;author&quot;:[{&quot;family&quot;:&quot;Halpern&quot;,&quot;given&quot;:&quot;Benjamin S.&quot;},{&quot;family&quot;:&quot;Longo&quot;,&quot;given&quot;:&quot;Catherine&quot;},{&quot;family&quot;:&quot;Lowndes&quot;,&quot;given&quot;:&quot;Julia S. Stewart&quot;},{&quot;family&quot;:&quot;Best&quot;,&quot;given&quot;:&quot;Benjamin D.&quot;},{&quot;family&quot;:&quot;Frazier&quot;,&quot;given&quot;:&quot;Melanie&quot;},{&quot;family&quot;:&quot;Katona&quot;,&quot;given&quot;:&quot;Steven K.&quot;},{&quot;family&quot;:&quot;Kleisner&quot;,&quot;given&quot;:&quot;Kristin M.&quot;},{&quot;family&quot;:&quot;Rosenberg&quot;,&quot;given&quot;:&quot;Andrew A.&quot;},{&quot;family&quot;:&quot;Scarborough&quot;,&quot;given&quot;:&quot;Courtney&quot;},{&quot;family&quot;:&quot;Selig&quot;,&quot;given&quot;:&quot;Elizabeth R.&quot;}],&quot;issued&quot;:{&quot;date-parts&quot;:[[&quot;2015&quot;]]}}}],&quot;schema&quot;:&quot;https://github.com/citation-style-language/schema/raw/master/csl-citation.json&quot;} RND3z6qQeTonJ"/><text:span text:style-name="T44">(Halpern et al., 2008, 2015)</text:span><text:reference-mark-end text:name="ZOTERO_ITEM CSL_CITATION {&quot;citationID&quot;:&quot;tEIt97Rg&quot;,&quot;properties&quot;:{&quot;unsorted&quot;:true,&quot;formattedCitation&quot;:&quot;(Halpern et al., 2008, 2015)&quot;,&quot;plainCitation&quot;:&quot;(Halpern et al., 2008, 2015)&quot;,&quot;noteIndex&quot;:0},&quot;citationItems&quot;:[{&quot;id&quot;:2107,&quot;uris&quot;:[&quot;http://zotero.org/users/976121/items/RU4MU7FQ&quot;],&quot;uri&quot;:[&quot;http://zotero.org/users/976121/items/RU4MU7FQ&quot;],&quot;itemData&quot;:{&quot;id&quot;:2107,&quot;type&quot;:&quot;article-journal&quot;,&quot;title&quot;:&quot;A global map of human impact on marine ecosystems&quot;,&quot;container-title&quot;:&quot;Science&quot;,&quot;page&quot;:&quot;948-952&quot;,&quot;volume&quot;:&quot;319&quot;,&quot;issue&quot;:&quot;5865&quot;,&quot;source&quot;:&quot;www.sciencemag.org&quot;,&quot;abstract&quot;:&quot;The management and conservation of the world's oceans require synthesis of spatial data on the distribution and intensity of human activities and the overlap of their impacts on marine ecosystems. We developed an ecosystem-specific, multiscale spatial model to synthesize 17 global data sets of anthropogenic drivers of ecological change for 20 marine ecosystems. Our analysis indicates that no area is unaffected by human influence and that a large fraction (41%) is strongly affected by multiple drivers. However, large areas of relatively little human impact remain, particularly near the poles. The analytical process and resulting maps provide flexible tools for regional and global efforts to allocate conservation resources; to implement ecosystem-based management; and to inform marine spatial planning, education, and basic research.&quot;,&quot;DOI&quot;:&quot;10.1126/science.1149345&quot;,&quot;ISSN&quot;:&quot;0036-8075, 1095-9203&quot;,&quot;note&quot;:&quot;PMID: 18276889&quot;,&quot;journalAbbreviation&quot;:&quot;Science&quot;,&quot;language&quot;:&quot;en&quot;,&quot;author&quot;:[{&quot;family&quot;:&quot;Halpern&quot;,&quot;given&quot;:&quot;B. S.&quot;},{&quot;family&quot;:&quot;Walbridge&quot;,&quot;given&quot;:&quot;S.&quot;},{&quot;family&quot;:&quot;Selkoe&quot;,&quot;given&quot;:&quot;K. A.&quot;},{&quot;family&quot;:&quot;Kappel&quot;,&quot;given&quot;:&quot;C. V.&quot;},{&quot;family&quot;:&quot;Micheli&quot;,&quot;given&quot;:&quot;F.&quot;},{&quot;family&quot;:&quot;D'Agrosa&quot;,&quot;given&quot;:&quot;C.&quot;},{&quot;family&quot;:&quot;Bruno&quot;,&quot;given&quot;:&quot;J. F.&quot;},{&quot;family&quot;:&quot;Casey&quot;,&quot;given&quot;:&quot;K. S.&quot;},{&quot;family&quot;:&quot;Ebert&quot;,&quot;given&quot;:&quot;C.&quot;},{&quot;family&quot;:&quot;Fox&quot;,&quot;given&quot;:&quot;H. E.&quot;},{&quot;family&quot;:&quot;Fujita&quot;,&quot;given&quot;:&quot;R.&quot;},{&quot;family&quot;:&quot;Heinemann&quot;,&quot;given&quot;:&quot;D.&quot;},{&quot;family&quot;:&quot;Lenihan&quot;,&quot;given&quot;:&quot;H. S.&quot;},{&quot;family&quot;:&quot;Madin&quot;,&quot;given&quot;:&quot;E. M. P.&quot;},{&quot;family&quot;:&quot;Perry&quot;,&quot;given&quot;:&quot;M. T.&quot;},{&quot;family&quot;:&quot;Selig&quot;,&quot;given&quot;:&quot;E. R.&quot;},{&quot;family&quot;:&quot;Spalding&quot;,&quot;given&quot;:&quot;M.&quot;},{&quot;family&quot;:&quot;Steneck&quot;,&quot;given&quot;:&quot;R.&quot;},{&quot;family&quot;:&quot;Watson&quot;,&quot;given&quot;:&quot;R.&quot;}],&quot;issued&quot;:{&quot;date-parts&quot;:[[&quot;2008&quot;]]}}},{&quot;id&quot;:3277,&quot;uris&quot;:[&quot;http://zotero.org/users/976121/items/N8PVTDTR&quot;],&quot;uri&quot;:[&quot;http://zotero.org/users/976121/items/N8PVTDTR&quot;],&quot;itemData&quot;:{&quot;id&quot;:3277,&quot;type&quot;:&quot;article-journal&quot;,&quot;title&quot;:&quot;Patterns and emerging trends in global ocean health&quot;,&quot;container-title&quot;:&quot;PLoS ONE&quot;,&quot;page&quot;:&quot;e0117863&quot;,&quot;volume&quot;:&quot;10&quot;,&quot;issue&quot;:&quot;3&quot;,&quot;source&quot;:&quot;PLoS Journals&quot;,&quot;abstract&quot;:&quot;International and regional policies aimed at managing ocean ecosystem health need quantitative and comprehensive indices to synthesize information from a variety of sources, consistently measure progress, and communicate with key constituencies and the public. Here we present the second annual global assessment of the Ocean Health Index, reporting current scores and annual changes since 2012, recalculated using updated methods and data based on the best available science, for 221 coastal countries and territories. The Index measures performance of ten societal goals for healthy oceans on a quantitative scale of increasing health from 0 to 100, and combines these scores into a single Index score, for each country and globally. The global Index score improved one point (from 67 to 68), while many country-level Index and goal scores had larger changes. Per-country Index scores ranged from 41–95 and, on average, improved by 0.06 points (range -8 to +12). Globally, average scores increased for individual goals by as much as 6.5 points (coastal economies) and decreased by as much as 1.2 points (natural products). Annual updates of the Index, even when not all input data have been updated, provide valuable information to scientists, policy makers, and resource managers because patterns and trends can emerge from the data that have been updated. Changes of even a few points indicate potential successes (when scores increase) that merit recognition, or concerns (when scores decrease) that may require mitigative action, with changes of more than 10–20 points representing large shifts that deserve greater attention. Goal scores showed remarkably little covariance across regions, indicating low redundancy in the Index, such that each goal delivers information about a different facet of ocean health. Together these scores provide a snapshot of global ocean health and suggest where countries have made progress and where a need for further improvement exists.&quot;,&quot;DOI&quot;:&quot;10.1371/journal.pone.0117863&quot;,&quot;ISSN&quot;:&quot;1932-6203&quot;,&quot;journalAbbreviation&quot;:&quot;PLOS ONE&quot;,&quot;author&quot;:[{&quot;family&quot;:&quot;Halpern&quot;,&quot;given&quot;:&quot;Benjamin S.&quot;},{&quot;family&quot;:&quot;Longo&quot;,&quot;given&quot;:&quot;Catherine&quot;},{&quot;family&quot;:&quot;Lowndes&quot;,&quot;given&quot;:&quot;Julia S. Stewart&quot;},{&quot;family&quot;:&quot;Best&quot;,&quot;given&quot;:&quot;Benjamin D.&quot;},{&quot;family&quot;:&quot;Frazier&quot;,&quot;given&quot;:&quot;Melanie&quot;},{&quot;family&quot;:&quot;Katona&quot;,&quot;given&quot;:&quot;Steven K.&quot;},{&quot;family&quot;:&quot;Kleisner&quot;,&quot;given&quot;:&quot;Kristin M.&quot;},{&quot;family&quot;:&quot;Rosenberg&quot;,&quot;given&quot;:&quot;Andrew A.&quot;},{&quot;family&quot;:&quot;Scarborough&quot;,&quot;given&quot;:&quot;Courtney&quot;},{&quot;family&quot;:&quot;Selig&quot;,&quot;given&quot;:&quot;Elizabeth R.&quot;}],&quot;issued&quot;:{&quot;date-parts&quot;:[[&quot;2015&quot;]]}}}],&quot;schema&quot;:&quot;https://github.com/citation-style-language/schema/raw/master/csl-citation.json&quot;} RND3z6qQeTonJ"/><text:span text:style-name="T43">. </text:span></text:p>
      <text:p text:style-name="P3"><text:span text:style-name="T39">На фона на глобалните изменения, </text:span><text:span text:style-name="T47">Черно море е подложено на </text:span><text:span text:style-name="T39">значител</text:span><text:span text:style-name="T47">е</text:span><text:span text:style-name="T39">н натиск от </text:span><text:span text:style-name="T47">антропогенните </text:span><text:span text:style-name="T39">дейност</text:span><text:span text:style-name="T47">и</text:span><text:span text:style-name="T39"> на </text:span><text:span text:style-name="T47">всички граничещи с него </text:span><text:span text:style-name="T39">страни. </text:span><text:span text:style-name="T55">Е</text:span><text:span text:style-name="T47">фектите </text:span><text:span text:style-name="T59">върху биологичните му съобщества </text:span><text:span text:style-name="T47">се засилват от </text:span><text:span text:style-name="T55">характерните особености </text:span><text:span text:style-name="T59">на басейна </text:span><text:span text:style-name="T55">– </text:span><text:span text:style-name="T62">относителна</text:span><text:span text:style-name="T64"> </text:span><text:span text:style-name="T62">изолираност от Световния океан, гол</text:span><text:span text:style-name="T64">я</text:span><text:span text:style-name="T62">м водосборен басейн, ограничено разпространение на подходящи за живот дънни местообитания заради развитието на ан</text:span><text:span text:style-name="T63">а</text:span><text:span text:style-name="T62">еробни условия в дълбочина</text:span><text:span text:style-name="T47">. </text:span><text:span text:style-name="T50">Черноморските екосистеми </text:span><text:span text:style-name="T60">вече са </text:span><text:span text:style-name="T50">претърпя</text:span><text:span text:style-name="T60">ли</text:span><text:span text:style-name="T55"> </text:span><text:span text:style-name="T60">един </text:span><text:span text:style-name="T50">катастрофален срив през 1970-1980те години в резултат на антропогенна еутрофикация, замърсяване, инвазивни видове </text:span><text:span text:style-name="T51">и свръхексплоатация на ресурсите </text:span><text:reference-mark-start text:name="ZOTERO_ITEM CSL_CITATION {&quot;citationID&quot;:&quot;w2kLSwtk&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iJlNDwWXi"/><text:span text:style-name="T51">(Mee, 1992; Zaitsev and Mamaev, 1997)</text:span><text:reference-mark-end text:name="ZOTERO_ITEM CSL_CITATION {&quot;citationID&quot;:&quot;w2kLSwtk&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iJlNDwWXi"/><text:span text:style-name="T51">. </text:span><text:span text:style-name="T52">През съвременния период, </text:span><text:span text:style-name="T56">когато</text:span><text:span text:style-name="T52"> антропогенната еутрофикация се понижава, започва </text:span><text:span text:style-name="T53">постепенно </text:span><text:span text:style-name="T52">възстановяване на структурата и функционирането на черноморските съобщества </text:span><text:reference-mark-start text:name="ZOTERO_ITEM CSL_CITATION {&quot;citationID&quot;:&quot;eZVZoDxh&quot;,&quot;properties&quot;:{&quot;unsorted&quot;:true,&quot;formattedCitation&quot;:&quot;(Stoykov and Kolarov, 1994; \\uc0\\u1057{}\\uc0\\u1090{}\\uc0\\u1086{}\\uc0\\u1081{}\\uc0\\u1082{}\\uc0\\u1086{}\\uc0\\u1074{} et al., 1994; Todorova and Konsulova, 2000; Prodanov et al., 2001; \\uc0\\u1058{}\\uc0\\u1086{}\\uc0\\u1076{}\\uc0\\u1086{}\\uc0\\u1088{}\\uc0\\u1086{}\\uc0\\u1074{}\\uc0\\u1072{}, 2005)&quot;,&quot;plainCitation&quot;:&quot;(Stoykov and Kolarov, 1994; Стойков et al., 1994; Todorova and Konsulova, 2000; Prodanov et al., 2001; Тодорова, 2005)&quot;,&quot;noteIndex&quot;:0},&quot;citationItems&quot;:[{&quot;id&quot;:14,&quot;uris&quot;:[&quot;http://zotero.org/users/976121/items/3G4JMWBH&quot;],&quot;uri&quot;:[&quot;http://zotero.org/users/976121/items/3G4JMWBH&quot;],&quot;itemData&quot;:{&quot;id&quot;:14,&quot;type&quot;:&quot;article-journal&quot;,&quot;title&quot;:&quot;State of the bottom communities in the area between the mouth of Kamtchia r. and Cape Emine (Block IV, September 1992)&quot;,&quot;container-title&quot;:&quot;Proceedings of the Institute of Fisheries-Varna&quot;,&quot;page&quot;:&quot;58-106&quot;,&quot;volume&quot;:&quot;22&quot;,&quot;language&quot;:&quot;en&quot;,&quot;author&quot;:[{&quot;family&quot;:&quot;Stoykov&quot;,&quot;given&quot;:&quot;S.&quot;},{&quot;family&quot;:&quot;Kolarov&quot;,&quot;given&quot;:&quot;P.&quot;}],&quot;issued&quot;:{&quot;date-parts&quot;:[[&quot;1994&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1234,&quot;uris&quot;:[&quot;http://zotero.org/users/976121/items/454R8BBQ&quot;],&quot;uri&quot;:[&quot;http://zotero.org/users/976121/items/454R8BBQ&quot;],&quot;itemData&quot;:{&quot;id&quot;:1234,&quot;type&quot;:&quot;article-journal&quot;,&quot;title&quot;:&quot;Recent ecosystem trends along the Bulgarian Black Sea coast&quot;,&quot;container-title&quot;:&quot;Proceedings of the Institute of Oceanology-BAS&quot;,&quot;page&quot;:&quot;110–127&quot;,&quot;volume&quot;:&quot;3&quot;,&quot;author&quot;:[{&quot;family&quot;:&quot;Prodanov&quot;,&quot;given&quot;:&quot;K.&quot;},{&quot;family&quot;:&quot;Moncheva&quot;,&quot;given&quot;:&quot;S.&quot;},{&quot;family&quot;:&quot;Konsulov&quot;,&quot;given&quot;:&quot;A.&quot;},{&quot;family&quot;:&quot;Kamburska&quot;,&quot;given&quot;:&quot;L.&quot;},{&quot;family&quot;:&quot;Konsulova&quot;,&quot;given&quot;:&quot;Ts.&quot;},{&quot;family&quot;:&quot;Dencheva&quot;,&quot;given&quot;:&quot;K.&quot;}],&quot;issued&quot;:{&quot;date-parts&quot;:[[&quot;2001&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chema&quot;:&quot;https://github.com/citation-style-language/schema/raw/master/csl-citation.json&quot;} RNDlRYT55LrvI"/><text:span text:style-name="T37">(Stoykov and Kolarov, 1994; </text:span><text:span text:style-name="T36">Стойков et al., 1994; Todorova and Konsulova, 2000; Prodanov et al., 2001; Тодорова, 2005)</text:span><text:reference-mark-end text:name="ZOTERO_ITEM CSL_CITATION {&quot;citationID&quot;:&quot;eZVZoDxh&quot;,&quot;properties&quot;:{&quot;unsorted&quot;:true,&quot;formattedCitation&quot;:&quot;(Stoykov and Kolarov, 1994; \\uc0\\u1057{}\\uc0\\u1090{}\\uc0\\u1086{}\\uc0\\u1081{}\\uc0\\u1082{}\\uc0\\u1086{}\\uc0\\u1074{} et al., 1994; Todorova and Konsulova, 2000; Prodanov et al., 2001; \\uc0\\u1058{}\\uc0\\u1086{}\\uc0\\u1076{}\\uc0\\u1086{}\\uc0\\u1088{}\\uc0\\u1086{}\\uc0\\u1074{}\\uc0\\u1072{}, 2005)&quot;,&quot;plainCitation&quot;:&quot;(Stoykov and Kolarov, 1994; Стойков et al., 1994; Todorova and Konsulova, 2000; Prodanov et al., 2001; Тодорова, 2005)&quot;,&quot;noteIndex&quot;:0},&quot;citationItems&quot;:[{&quot;id&quot;:14,&quot;uris&quot;:[&quot;http://zotero.org/users/976121/items/3G4JMWBH&quot;],&quot;uri&quot;:[&quot;http://zotero.org/users/976121/items/3G4JMWBH&quot;],&quot;itemData&quot;:{&quot;id&quot;:14,&quot;type&quot;:&quot;article-journal&quot;,&quot;title&quot;:&quot;State of the bottom communities in the area between the mouth of Kamtchia r. and Cape Emine (Block IV, September 1992)&quot;,&quot;container-title&quot;:&quot;Proceedings of the Institute of Fisheries-Varna&quot;,&quot;page&quot;:&quot;58-106&quot;,&quot;volume&quot;:&quot;22&quot;,&quot;language&quot;:&quot;en&quot;,&quot;author&quot;:[{&quot;family&quot;:&quot;Stoykov&quot;,&quot;given&quot;:&quot;S.&quot;},{&quot;family&quot;:&quot;Kolarov&quot;,&quot;given&quot;:&quot;P.&quot;}],&quot;issued&quot;:{&quot;date-parts&quot;:[[&quot;1994&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1234,&quot;uris&quot;:[&quot;http://zotero.org/users/976121/items/454R8BBQ&quot;],&quot;uri&quot;:[&quot;http://zotero.org/users/976121/items/454R8BBQ&quot;],&quot;itemData&quot;:{&quot;id&quot;:1234,&quot;type&quot;:&quot;article-journal&quot;,&quot;title&quot;:&quot;Recent ecosystem trends along the Bulgarian Black Sea coast&quot;,&quot;container-title&quot;:&quot;Proceedings of the Institute of Oceanology-BAS&quot;,&quot;page&quot;:&quot;110–127&quot;,&quot;volume&quot;:&quot;3&quot;,&quot;author&quot;:[{&quot;family&quot;:&quot;Prodanov&quot;,&quot;given&quot;:&quot;K.&quot;},{&quot;family&quot;:&quot;Moncheva&quot;,&quot;given&quot;:&quot;S.&quot;},{&quot;family&quot;:&quot;Konsulov&quot;,&quot;given&quot;:&quot;A.&quot;},{&quot;family&quot;:&quot;Kamburska&quot;,&quot;given&quot;:&quot;L.&quot;},{&quot;family&quot;:&quot;Konsulova&quot;,&quot;given&quot;:&quot;Ts.&quot;},{&quot;family&quot;:&quot;Dencheva&quot;,&quot;given&quot;:&quot;K.&quot;}],&quot;issued&quot;:{&quot;date-parts&quot;:[[&quot;2001&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chema&quot;:&quot;https://github.com/citation-style-language/schema/raw/master/csl-citation.json&quot;} RNDlRYT55LrvI"/><text:span text:style-name="T50">. </text:span><text:span text:style-name="T54">Въпреки това все още се наблюдават както положителни, така и отрицателни тенденции в динамиката на екосистемите. Крайбрежната зона остава най-уязвима и </text:span><text:span text:style-name="T55">отразява високата изменчивост както на естествените, така и на антропогенните фактори </text:span><text:reference-mark-start text:name="ZOTERO_ITEM CSL_CITATION {&quot;citationID&quot;:&quot;5gtxFtKe&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A6M4sFcPCP"/><text:span text:style-name="T38">(</text:span><text:span text:style-name="T36">Мончева and Тодорова, 2013)</text:span><text:reference-mark-end text:name="ZOTERO_ITEM CSL_CITATION {&quot;citationID&quot;:&quot;5gtxFtKe&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A6M4sFcPCP"/><text:span text:style-name="T55">. </text:span><text:span text:style-name="T57">Познаването на съвременните тенденции в биоразнообразието и състоянието </text:span><text:span text:style-name="T61">в частност </text:span><text:span text:style-name="T57">на макрозообентосните съобщества – </text:span><text:span text:style-name="T61">обект на настоящата дисертация – </text:span><text:span text:style-name="T57">следователно е от съществено значение за проследяването на процесите на възстановяване на черноморските екосистеми, както и за своевременната реакция при евентуална деградация. </text:span></text:p>
      <text:p text:style-name="P2"><text:span text:style-name="T12">Макрозообентосните съобщества на мекото дъно </text:span><text:span text:style-name="T19">в плитката крайбрежта зона </text:span><text:span text:style-name="T12">играят редица важни роли в структурата и функционирането на </text:span><text:span text:style-name="T19">морските </text:span><text:span text:style-name="T12">екосистеми</text:span><text:span text:style-name="T1"> </text:span><text:reference-mark-start text:name="ZOTERO_ITEM CSL_CITATION {&quot;citationID&quot;:&quot;288hm02m7q&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nBBDgcs15X"/><text:span text:style-name="T1">(Bolam et al., 2002)</text:span><text:reference-mark-end text:name="ZOTERO_ITEM CSL_CITATION {&quot;citationID&quot;:&quot;288hm02m7q&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nBBDgcs15X"/><text:span text:style-name="T25">.</text:span><text:span text:style-name="T1"> </text:span><text:span text:style-name="T11">Т</text:span><text:span text:style-name="T1">е участват в биогеохимичните процеси </text:span><text:reference-mark-start text:name="ZOTERO_ITEM CSL_CITATION {&quot;citationID&quot;:&quot;l7q7m4g9u&quot;,&quot;properties&quot;:{&quot;unsorted&quot;:true,&quot;formattedCitation&quot;:&quot;(Grall and Chauvaud, 2002; Chapman and Tolhurst, 2007)&quot;,&quot;plainCitation&quot;:&quot;(Grall and Chauvaud, 2002; Chapman and Tolhurst, 2007)&quot;,&quot;noteIndex&quot;:0},&quot;citationItems&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13,&quot;uris&quot;:[&quot;http://zotero.org/users/976121/items/UIISIGJV&quot;],&quot;uri&quot;:[&quot;http://zotero.org/users/976121/items/UIISIGJV&quot;],&quot;itemData&quot;:{&quot;id&quot;:1513,&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UwwCt0W4C1"/><text:span text:style-name="T1">(Grall and Chauvaud, 2002; Chapman and Tolhurst, 2007)</text:span><text:reference-mark-end text:name="ZOTERO_ITEM CSL_CITATION {&quot;citationID&quot;:&quot;l7q7m4g9u&quot;,&quot;properties&quot;:{&quot;unsorted&quot;:true,&quot;formattedCitation&quot;:&quot;(Grall and Chauvaud, 2002; Chapman and Tolhurst, 2007)&quot;,&quot;plainCitation&quot;:&quot;(Grall and Chauvaud, 2002; Chapman and Tolhurst, 2007)&quot;,&quot;noteIndex&quot;:0},&quot;citationItems&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13,&quot;uris&quot;:[&quot;http://zotero.org/users/976121/items/UIISIGJV&quot;],&quot;uri&quot;:[&quot;http://zotero.org/users/976121/items/UIISIGJV&quot;],&quot;itemData&quot;:{&quot;id&quot;:1513,&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UwwCt0W4C1"/><text:span text:style-name="T1">: осигуряват връзката пелагос-бентос, спомагат за минерализацията на органичната материя, също така участват в структурирането на </text:span><text:span text:style-name="T5">местообитани</text:span><text:span text:style-name="T7">я</text:span><text:span text:style-name="T5">т</text:span><text:span text:style-name="T7">а</text:span><text:span text:style-name="T1"> и обогатяването с кислород на седиментите чрез биотурбация. </text:span><text:span text:style-name="T9">Непосредствената им близост до брега и концентрираните там антропогенни </text:span><text:span text:style-name="T15">дейности означава, че те са първите и най-силно засегнати от негативни</text:span><text:span text:style-name="T16">те</text:span><text:span text:style-name="T15"> въздействия </text:span><text:span text:style-name="T21">(а съответно и първите, които </text:span><text:span text:style-name="T24">ще </text:span><text:span text:style-name="T21">се възстановят при отслабване или премахването на </text:span><text:span text:style-name="T23">натиските</text:span><text:span text:style-name="T21">)</text:span><text:span text:style-name="T15">. </text:span><text:span text:style-name="T20">Т</text:span><text:span text:style-name="T21">е са и </text:span><text:span text:style-name="T20">по-уязвими от съобществата в по-дълбоките части на морето, </text:span><text:span text:style-name="T21">където условията са по-стабилни, но същевременно са обект на изследване и оценка </text:span><text:span text:style-name="T22">на състоянието </text:span><text:span text:style-name="T21">сравнително по-рядко. </text:span></text:p>
      <text:p text:style-name="P2"><text:span text:style-name="T72">Зооб</text:span><text:span text:style-name="T73">ентосните организми и особено представителите на инфауната са много зависими от условията на средата заради ограничената си подвижност и заради наличието на </text:span><text:soft-page-break/><text:span text:style-name="T73">чувствителни ларвни стадии в цикъла </text:span><text:span text:style-name="T72">им</text:span><text:span text:style-name="T73"> на развитие. </text:span><text:span text:style-name="T87">Съобществата им са съставени от множество различни видове </text:span><text:span text:style-name="T94">със </text:span><text:span text:style-name="T87">специфична чувствителност и реакция към стрес; затова структурата им директно отразява понесените смущения и промените в условията на средата</text:span><text:span text:style-name="T73"> </text:span><text:reference-mark-start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noteIndex&quot;:0},&quot;citationItems&quot;:[{&quot;id&quot;:1533,&quot;uris&quot;:[&quot;http://zotero.org/users/976121/items/HXSTCTQX&quot;],&quot;uri&quot;:[&quot;http://zotero.org/users/976121/items/HXSTCTQX&quot;],&quot;itemData&quot;:{&quot;id&quot;:1533,&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000,&quot;uris&quot;:[&quot;http://zotero.org/users/976121/items/QWRU7K89&quot;],&quot;uri&quot;:[&quot;http://zotero.org/users/976121/items/QWRU7K89&quot;],&quot;itemData&quot;:{&quot;id&quot;:1000,&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612,&quot;uris&quot;:[&quot;http://zotero.org/users/976121/items/T4NB9WQS&quot;],&quot;uri&quot;:[&quot;http://zotero.org/users/976121/items/T4NB9WQS&quot;],&quot;itemData&quot;:{&quot;id&quot;:1612,&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myR1o8RT1U"/><text:span text:style-name="T73">(Bonsdorff and Pearson, 1999; Albayrak et al., 2010; Whomersley et al., 2010)</text:span><text:reference-mark-end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noteIndex&quot;:0},&quot;citationItems&quot;:[{&quot;id&quot;:1533,&quot;uris&quot;:[&quot;http://zotero.org/users/976121/items/HXSTCTQX&quot;],&quot;uri&quot;:[&quot;http://zotero.org/users/976121/items/HXSTCTQX&quot;],&quot;itemData&quot;:{&quot;id&quot;:1533,&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000,&quot;uris&quot;:[&quot;http://zotero.org/users/976121/items/QWRU7K89&quot;],&quot;uri&quot;:[&quot;http://zotero.org/users/976121/items/QWRU7K89&quot;],&quot;itemData&quot;:{&quot;id&quot;:1000,&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612,&quot;uris&quot;:[&quot;http://zotero.org/users/976121/items/T4NB9WQS&quot;],&quot;uri&quot;:[&quot;http://zotero.org/users/976121/items/T4NB9WQS&quot;],&quot;itemData&quot;:{&quot;id&quot;:1612,&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myR1o8RT1U"/><text:span text:style-name="T33">.</text:span><text:span text:style-name="T73"> </text:span><text:span text:style-name="T81">П</text:span><text:span text:style-name="T87">родължителността на живота </text:span><text:span text:style-name="T94">на тези видове </text:span><text:span text:style-name="T87">е достатъчно дълга, за да могат да интегрират ефектите от екологичния стрес; това позволява проследяването на дългосрочните промени на нивата на въздействие в средата. Поради тези причини,</text:span><text:span text:style-name="T35"> зообентосните съобщества</text:span><text:span text:style-name="T87"> </text:span><text:span text:style-name="T88">традиционно </text:span><text:span text:style-name="T87">често се използват като биологични индикатори за качеството на средата</text:span><text:span text:style-name="T73"> </text:span><text:reference-mark-start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noteIndex&quot;:0},&quot;citationItems&quot;:[{&quot;id&quot;:1066,&quot;uris&quot;:[&quot;http://zotero.org/users/976121/items/G3ZCVTIV&quot;],&quot;uri&quot;:[&quot;http://zotero.org/users/976121/items/G3ZCVTIV&quot;],&quot;itemData&quot;:{&quot;id&quot;:1066,&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1378,&quot;uris&quot;:[&quot;http://zotero.org/users/976121/items/JD4QJ3I4&quot;],&quot;uri&quot;:[&quot;http://zotero.org/users/976121/items/JD4QJ3I4&quot;],&quot;itemData&quot;:{&quot;id&quot;:1378,&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412,&quot;uris&quot;:[&quot;http://zotero.org/users/976121/items/RJ7IHZF9&quot;],&quot;uri&quot;:[&quot;http://zotero.org/users/976121/items/RJ7IHZF9&quot;],&quot;itemData&quot;:{&quot;id&quot;:1412,&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ipGDHTji2c"/><text:span text:style-name="T73">(Perus et al., 2004; Rosenberg et al., 2004; Munari and Mistri, 2008)</text:span><text:reference-mark-end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noteIndex&quot;:0},&quot;citationItems&quot;:[{&quot;id&quot;:1066,&quot;uris&quot;:[&quot;http://zotero.org/users/976121/items/G3ZCVTIV&quot;],&quot;uri&quot;:[&quot;http://zotero.org/users/976121/items/G3ZCVTIV&quot;],&quot;itemData&quot;:{&quot;id&quot;:1066,&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1378,&quot;uris&quot;:[&quot;http://zotero.org/users/976121/items/JD4QJ3I4&quot;],&quot;uri&quot;:[&quot;http://zotero.org/users/976121/items/JD4QJ3I4&quot;],&quot;itemData&quot;:{&quot;id&quot;:1378,&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412,&quot;uris&quot;:[&quot;http://zotero.org/users/976121/items/RJ7IHZF9&quot;],&quot;uri&quot;:[&quot;http://zotero.org/users/976121/items/RJ7IHZF9&quot;],&quot;itemData&quot;:{&quot;id&quot;:1412,&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ipGDHTji2c"/><text:span text:style-name="T73">.</text:span></text:p>
      <text:p text:style-name="P2"><text:span text:style-name="T89">В отговор на</text:span><text:span text:style-name="T90"> заплахи</text:span><text:span text:style-name="T89">те и натиските върху морската среда</text:span><text:span text:style-name="T90">, на световно ниво са разработени редица </text:span><text:span text:style-name="T89">законодателни мерки и политики, които целят </text:span><text:span text:style-name="T91">нейното </text:span><text:span text:style-name="T89">опазване и възстановяване. В Европа две от най-значимите такива са </text:span><text:span text:style-name="T76">Рамковата </text:span><text:span text:style-name="T77">д</text:span><text:span text:style-name="T76">иректива за </text:span><text:span text:style-name="T77">в</text:span><text:span text:style-name="T76">одите </text:span><text:span text:style-name="T77">(РДВ)</text:span><text:span text:style-name="T76"> </text:span><text:reference-mark-start text:name="ZOTERO_ITEM CSL_CITATION {&quot;citationID&quot;:&quot;1pmr87aght&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xHvy5KMVce"/><text:span text:style-name="T76">(EC, 2000)</text:span><text:reference-mark-end text:name="ZOTERO_ITEM CSL_CITATION {&quot;citationID&quot;:&quot;1pmr87aght&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xHvy5KMVce"/><text:span text:style-name="T89"> и </text:span><text:span text:style-name="T78">Рамковата </text:span><text:span text:style-name="T77">д</text:span><text:span text:style-name="T78">иректива за </text:span><text:span text:style-name="T77">м</text:span><text:span text:style-name="T78">орската </text:span><text:span text:style-name="T77">с</text:span><text:span text:style-name="T78">тратегия </text:span><text:span text:style-name="T77">(РДМС)</text:span><text:span text:style-name="T78"> </text:span><text:reference-mark-start text:name="ZOTERO_ITEM CSL_CITATION {&quot;citationID&quot;:&quot;oa3rgd3uh&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YZycmKO8fE"/><text:span text:style-name="T78">(EC, 2008)</text:span><text:reference-mark-end text:name="ZOTERO_ITEM CSL_CITATION {&quot;citationID&quot;:&quot;oa3rgd3uh&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YZycmKO8fE"/><text:span text:style-name="T89">. </text:span><text:span text:style-name="T67">В </text:span><text:span text:style-name="T74">контекста на РДВ, макрозообентосните съобщества са един от биологичните елементи за качество (БЕК), </text:span><text:span text:style-name="T79">а при РДМС </text:span><text:span text:style-name="T80">са </text:span><text:span text:style-name="T79">част от </text:span><text:span text:style-name="T80">няколко </text:span><text:span text:style-name="T79">дескриптор</text:span><text:span text:style-name="T80">а </text:span><text:span text:style-name="T79">за качество. </text:span><text:span text:style-name="T82">Тези </text:span><text:span text:style-name="T95">д</text:span><text:span text:style-name="T92">ирективи целят устойчивото управление и възстановяване на морските екосистеми, </text:span><text:span text:style-name="T93">както и осигуряването на тяхното функциониране във времето. За изпълнението на тези цели са необходими задълбочени познания за биоразнообразието на дънните местообитания и за структурата на бентосните съобщества, както и за евентуалните им промени под въздействието на естествени и антропогенни фактори. </text:span></text:p>
      <text:p text:style-name="P1"><text:span text:style-name="T88">Х</text:span><text:span text:style-name="T84">арактеризирането на</text:span><text:span text:style-name="T68"> </text:span><text:span text:style-name="T69">съвременното биоразнообразие и </text:span><text:span text:style-name="T68">екологичното състояние на </text:span><text:span text:style-name="T69">макро</text:span><text:span text:style-name="T68">зообентосни</text:span><text:span text:style-name="T69">те</text:span><text:span text:style-name="T68"> съобщества </text:span><text:span text:style-name="T69">в</text:span><text:span text:style-name="T68"> </text:span><text:span text:style-name="T69">плитката </text:span><text:span text:style-name="T70">крайбрежн</text:span><text:span text:style-name="T69">а зона на Черно море </text:span><text:span text:style-name="T75">следователно </text:span><text:span text:style-name="T69">е</text:span><text:span text:style-name="T70"> </text:span><text:span text:style-name="T71">актуален проблем</text:span><text:span text:style-name="T68">. </text:span><text:span text:style-name="T69">Резултатите от изследването ще </text:span><text:span text:style-name="T85">допъл</text:span><text:span text:style-name="T83">нят</text:span><text:span text:style-name="T85"> <text:s/></text:span><text:span text:style-name="T83">познанията и данните, необходими за прецизиране на </text:span><text:span text:style-name="T85">критериите за доброто състояние и на екологичните цели по смисъла на </text:span><text:span text:style-name="T86">РДМС</text:span><text:span text:style-name="T85">. <text:s/></text:span></text:p>
      <text:p text:style-name="P4"><text:span text:style-name="T31">Т</text:span><text:span text:style-name="T27">естването на функционирането </text:span><text:span text:style-name="T29">и ефективността</text:span><text:span text:style-name="T27"> на </text:span><text:span text:style-name="T30">национално приетите </text:span><text:span text:style-name="T31">зообентосни </text:span><text:span text:style-name="T29">биотични </text:span><text:span text:style-name="T27">индекси за оценка при съобществата в плитката крайбрежна зона </text:span><text:span text:style-name="T26">ще допълн</text:span><text:span text:style-name="T31">и</text:span><text:span text:style-name="T26"> разбирането ни за </text:span><text:span text:style-name="T29">тяхната </text:span><text:span text:style-name="T26">реакция към различни типове натиск </text:span><text:span text:style-name="T29">и </text:span><text:span text:style-name="T27">ще послуж</text:span><text:span text:style-name="T31">и</text:span><text:span text:style-name="T27"> за основа на </text:span><text:span text:style-name="T28">успешното им адаптиране за специфичните биотопи на пясъчното дъно в българското Черно море</text:span><text:span text:style-name="T27">. </text:span><text:span text:style-name="T31">Така </text:span><text:span text:style-name="T29">резултатите от настоящето изследване ще </text:span><text:span text:style-name="T31">могат да допринесат </text:span><text:span text:style-name="T29">за адекватното и информирано управление на дънните местообитания пред българския бряг.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7cm" fo:page-height="21.001cm" style:num-format="1" style:print-orientation="landscape"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next-style-name="Thesis_5f_bodyPageLandscape"/>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48:35.782254821</meta:creation-date>
    <meta:editing-duration>PT1H30M59S</meta:editing-duration>
    <meta:editing-cycles>59</meta:editing-cycles>
    <meta:generator>LibreOffice/6.0.7.3$Linux_X86_64 LibreOffice_project/00m0$Build-3</meta:generator>
    <meta:initial-creator>K</meta:initial-creator>
    <dc:date>2019-05-19T15:18:59.178110691</dc:date>
    <dc:creator>SK </dc:creator>
    <meta:document-statistic meta:table-count="0" meta:image-count="0" meta:object-count="0" meta:page-count="2" meta:paragraph-count="8" meta:word-count="770" meta:character-count="5709" meta:non-whitespace-character-count="4936"/>
    <meta:user-defined meta:name="ZOTERO_PREF_1">&lt;data data-version="3" zotero-version="5.0.66"&gt;&lt;session id="cghRbmnG"/&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